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officeooo:rsid="001fe9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apport <text:span text:style-name="T2">individuel</text:span> sur l'Implémentation d'une Liste Doublement Chaînée Circulaire</text:p>
      <text:p text:style-name="P3"/>
      <text:p text:style-name="P1">Introduction :</text:p>
      <text:p text:style-name="P3"/>
      <text:p text:style-name="P3">Les listes doublement chaînées circulaires sont des structures de données dynamiques qui permettent de stocker et de manipuler des éléments de manière efficace. Dans ce rapport, nous présentons une implémentation d'une liste doublement chaînée circulaire en C, qui permet d'insérer des éléments en tête et en queue de la liste.</text:p>
      <text:p text:style-name="P3"/>
      <text:p text:style-name="P2">Fonctionnalités</text:p>
      <text:p text:style-name="P3"/>
      <text:p text:style-name="P3">- Insertion en tête : La liste permet d'insérer des éléments en tête, ce qui signifie que le nouvel élément devient le premier élément de la liste.</text:p>
      <text:p text:style-name="P3">- Insertion en queue : La liste permet également d'insérer des éléments en queue, ce qui signifie que le nouvel élément devient le dernier élément de la liste.</text:p>
      <text:p text:style-name="P3">- Mise à jour des pointeurs : Lors de l'insertion d'un élément, les pointeurs prev et next sont mis à jour pour chaque élément de la liste afin de maintenir la structure circulaire.</text:p>
      <text:p text:style-name="P3"/>
      <text:p text:style-name="P2">Code</text:p>
      <text:p text:style-name="P3">#include &lt;stdio.h&gt;</text:p>
      <text:p text:style-name="P3">#include &lt;stdlib.h&gt;</text:p>
      <text:p text:style-name="P3"/>
      <text:p text:style-name="P3">// Structure de la liste doublement chaînée circulaire</text:p>
      <text:p text:style-name="P3">typedef struct CDNode {</text:p>
      <text:p text:style-name="P3"><text:s text:c="4"/>int data;</text:p>
      <text:p text:style-name="P3"><text:s text:c="4"/>struct CDNode* prev;</text:p>
      <text:p text:style-name="P3"><text:s text:c="4"/>struct CDNode* next;</text:p>
      <text:p text:style-name="P3">} CDNode;</text:p>
      <text:p text:style-name="P3"/>
      <text:p text:style-name="P3">// Fonction pour insérer un élément en tête</text:p>
      <text:p text:style-name="P3">void insertHeadCD(CDNode** head, int value) {</text:p>
      <text:p text:style-name="P3"><text:s text:c="4"/>CDNode* newNode = (CDNode*)malloc(sizeof(CDNode));</text:p>
      <text:p text:style-name="P3"><text:s text:c="4"/>newNode-&gt;data = value;</text:p>
      <text:p text:style-name="P3"/>
      <text:p text:style-name="P3"><text:s text:c="4"/>if (*head == NULL) {</text:p>
      <text:p text:style-name="P3"><text:s text:c="8"/>*head = newNode;</text:p>
      <text:p text:style-name="P3"><text:s text:c="8"/>newNode-&gt;prev = *head;</text:p>
      <text:p text:style-name="P3"><text:s text:c="8"/>newNode-&gt;next = *head;</text:p>
      <text:p text:style-name="P3"><text:s text:c="4"/>} else {</text:p>
      <text:p text:style-name="P3"><text:s text:c="8"/>CDNode* temp = *head;</text:p>
      <text:p text:style-name="P3"><text:s text:c="8"/>while (temp-&gt;next != *head) {</text:p>
      <text:p text:style-name="P3"><text:s text:c="12"/>temp = temp-&gt;next;</text:p>
      <text:p text:style-name="P3"><text:s text:c="8"/>}</text:p>
      <text:p text:style-name="P3"><text:soft-page-break/><text:s text:c="8"/>newNode-&gt;prev = temp;</text:p>
      <text:p text:style-name="P3"><text:s text:c="8"/>newNode-&gt;next = *head;</text:p>
      <text:p text:style-name="P3"><text:s text:c="8"/>temp-&gt;next = newNode;</text:p>
      <text:p text:style-name="P3"><text:s text:c="8"/>(*head)-&gt;prev = newNode;</text:p>
      <text:p text:style-name="P3"><text:s text:c="8"/>*head = newNode;</text:p>
      <text:p text:style-name="P3"><text:s text:c="4"/>}</text:p>
      <text:p text:style-name="P3">}</text:p>
      <text:p text:style-name="P3"/>
      <text:p text:style-name="P3">// Fonction pour insérer un élément en queue</text:p>
      <text:p text:style-name="P3">void insertTailCD(CDNode** head, int value) {</text:p>
      <text:p text:style-name="P3"><text:s text:c="4"/>CDNode* newNode = (CDNode*)malloc(sizeof(CDNode));</text:p>
      <text:p text:style-name="P3"><text:s text:c="4"/>newNode-&gt;data = value;</text:p>
      <text:p text:style-name="P3"/>
      <text:p text:style-name="P3"><text:s text:c="4"/>if (*head == NULL) {</text:p>
      <text:p text:style-name="P3"><text:s text:c="8"/>*head = newNode;</text:p>
      <text:p text:style-name="P3"><text:s text:c="8"/>newNode-&gt;prev = *head;</text:p>
      <text:p text:style-name="P3"><text:s text:c="8"/>newNode-&gt;next = *head;</text:p>
      <text:p text:style-name="P3"><text:s text:c="4"/>} else {</text:p>
      <text:p text:style-name="P3"><text:s text:c="8"/>CDNode* temp = *head;</text:p>
      <text:p text:style-name="P3"><text:s text:c="8"/>while (temp-&gt;next != *head) {</text:p>
      <text:p text:style-name="P3"><text:s text:c="12"/>temp = temp-&gt;next;</text:p>
      <text:p text:style-name="P3"><text:s text:c="8"/>}</text:p>
      <text:p text:style-name="P3"><text:s text:c="8"/>temp-&gt;next = newNode;</text:p>
      <text:p text:style-name="P3"><text:s text:c="8"/>newNode-&gt;prev = temp;</text:p>
      <text:p text:style-name="P3"><text:s text:c="8"/>newNode-&gt;next = *head;</text:p>
      <text:p text:style-name="P3"><text:s text:c="8"/>(*head)-&gt;prev = newNode;</text:p>
      <text:p text:style-name="P3"><text:s text:c="4"/>}</text:p>
      <text:p text:style-name="P3">}</text:p>
      <text:p text:style-name="P3"/>
      <text:p text:style-name="P3">// Fonction pour afficher la liste</text:p>
      <text:p text:style-name="P3">void printList(CDNode* head) {</text:p>
      <text:p text:style-name="P3"><text:s text:c="4"/>CDNode* temp = head;</text:p>
      <text:p text:style-name="P3"><text:s text:c="4"/>if (temp == NULL) return;</text:p>
      <text:p text:style-name="P3"><text:s text:c="4"/>do {</text:p>
      <text:p text:style-name="P3"><text:s text:c="8"/>printf("%d ", temp-&gt;data);</text:p>
      <text:p text:style-name="P3"><text:s text:c="8"/>temp = temp-&gt;next;</text:p>
      <text:p text:style-name="P3"><text:s text:c="4"/>} while (temp != head);</text:p>
      <text:p text:style-name="P3"><text:s text:c="4"/>printf("\n");</text:p>
      <text:p text:style-name="P3">}</text:p>
      <text:p text:style-name="P3"/>
      <text:p text:style-name="P3">int main() {</text:p>
      <text:p text:style-name="P3"><text:s text:c="4"/>CDNode* head = NULL;</text:p>
      <text:p text:style-name="P3"/>
      <text:p text:style-name="P3"><text:s text:c="4"/>insertTailCD(&amp;head, 1);</text:p>
      <text:p text:style-name="P3"><text:s text:c="4"/>insertTailCD(&amp;head, 2);</text:p>
      <text:p text:style-name="P3"><text:soft-page-break/><text:s text:c="4"/>insertTailCD(&amp;head, 3);</text:p>
      <text:p text:style-name="P3"><text:s text:c="4"/>insertHeadCD(&amp;head, 0);</text:p>
      <text:p text:style-name="P3"/>
      <text:p text:style-name="P3"><text:s text:c="4"/>printf("Liste : ");</text:p>
      <text:p text:style-name="P3"><text:s text:c="4"/>printList(head);</text:p>
      <text:p text:style-name="P3"/>
      <text:p text:style-name="P3"><text:s text:c="4"/>return 0;</text:p>
      <text:p text:style-name="P3">}</text:p>
      <text:p text:style-name="P2">Avantages</text:p>
      <text:p text:style-name="P2"/>
      <text:p text:style-name="P3">- Flexibilité : La liste doublement chaînée circulaire permet d'insérer des éléments en tête et en queue, ce qui la rend flexible pour diverses applications.</text:p>
      <text:p text:style-name="P3">- Efficacité : L'insertion d'éléments en tête et en queue se fait en temps constant, ce qui rend la liste efficace pour les opérations d'insertion.</text:p>
      <text:p text:style-name="P3"/>
      <text:p text:style-name="P3">Inconvénients</text:p>
      <text:p text:style-name="P3"/>
      <text:p text:style-name="P3">- Complexité : La liste doublement chaînée circulaire est plus complexe que les listes simplement chaînées, ce qui peut rendre sa mise en œuvre plus difficile.</text:p>
      <text:p text:style-name="P3">- Gestion de la mémoire : La liste nécessite une gestion de la mémoire efficace pour éviter les fuites de mémoire.</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2T17:49:07.928606347</meta:creation-date>
    <dc:date>2025-10-02T17:57:11.885064947</dc:date>
    <meta:editing-duration>PT8M4S</meta:editing-duration>
    <meta:editing-cycles>1</meta:editing-cycles>
    <meta:document-statistic meta:table-count="0" meta:image-count="0" meta:object-count="0" meta:page-count="3" meta:paragraph-count="81" meta:word-count="465" meta:character-count="3205" meta:non-whitespace-character-count="2509"/>
    <meta:generator>LibreOffice/7.3.7.2$Linux_X86_64 LibreOffice_project/30$Build-2</meta:generator>
  </office:meta>
</office:document-meta>
</file>